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3e1d" officeooo:paragraph-rsid="00023e1d"/>
    </style:style>
    <style:style style:name="P2" style:family="paragraph" style:parent-style-name="Standard">
      <style:text-properties officeooo:rsid="0003f5c5" officeooo:paragraph-rsid="0003f5c5"/>
    </style:style>
    <style:style style:name="P3" style:family="paragraph" style:parent-style-name="Standard">
      <style:text-properties officeooo:rsid="0004d1db" officeooo:paragraph-rsid="0004d1db"/>
    </style:style>
    <style:style style:name="P4" style:family="paragraph" style:parent-style-name="Standard">
      <style:text-properties officeooo:rsid="00066d3b" officeooo:paragraph-rsid="00066d3b"/>
    </style:style>
    <style:style style:name="P5" style:family="paragraph" style:parent-style-name="Standard">
      <style:text-properties officeooo:rsid="0007b119" officeooo:paragraph-rsid="0007b119"/>
    </style:style>
    <style:style style:name="P6" style:family="paragraph" style:parent-style-name="Standard">
      <style:text-properties officeooo:rsid="00098b6a" officeooo:paragraph-rsid="00098b6a"/>
    </style:style>
    <style:style style:name="T1" style:family="text">
      <style:text-properties officeooo:rsid="0003f5c5"/>
    </style:style>
    <style:style style:name="T2" style:family="text">
      <style:text-properties style:text-position="super 58%"/>
    </style:style>
    <style:style style:name="T3" style:family="text">
      <style:text-properties officeooo:rsid="00042f41"/>
    </style:style>
    <style:style style:name="T4" style:family="text">
      <style:text-properties officeooo:rsid="0008eaae"/>
    </style:style>
    <style:style style:name="T5" style:family="text">
      <style:text-properties officeooo:rsid="00098b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__Serializer__</text:p>
      <text:p text:style-name="P1"/>
      <text:p text:style-name="P1">- has a Factory as a date member</text:p>
      <text:p text:style-name="P1">- all pointers are shared pointers</text:p>
      <text:p text:style-name="P1"/>
      <text:p text:style-name="P1">Add()</text:p>
      <text:p text:style-name="Text_20_body">Create(IStream&amp; ) – <text:span text:style-name="T1">this a templated function, member template( compile time polymorohizem )</text:span></text:p>
      <text:p text:style-name="P1"/>
      <text:p text:style-name="P1"/>
      <text:p text:style-name="P1">Shape* obj = s1.Create(IStream&amp;);</text:p>
      <text:p text:style-name="P1"/>
      <text:p text:style-name="P1"/>
      <text:p text:style-name="P1">Serializer has to have a private memver func that know to create </text:p>
      <text:p text:style-name="P1"/>
      <text:p text:style-name="P2">s1.Add&lt;Circle&gt;(“Circle”); // using type id and using member template</text:p>
      <text:p text:style-name="P2"/>
      <text:p text:style-name="P2">factory will </text:p>
      <text:p text:style-name="P2"/>
      <text:p text:style-name="P2">we need 3 template parameter → the 3<text:span text:style-name="T2">rd</text:span> is Istream</text:p>
      <text:p text:style-name="P2"/>
      <text:p text:style-name="P2">operator&gt;&gt;(... Shape&amp; S)</text:p>
      <text:p text:style-name="P2"/>
      <text:p text:style-name="P2"/>
      <text:p text:style-name="P2">template&lt;class T&gt; // T</text:p>
      <text:p text:style-name="P2">class Serializer</text:p>
      <text:p text:style-name="P2">{</text:p>
      <text:p text:style-name="P2">public:</text:p>
      <text:p text:style-name="P2"><text:tab/>void Serialize( const T&amp;, <text:span text:style-name="T3">const Ostream&amp; os_</text:span>);</text:p>
      <text:p text:style-name="P2"><text:tab/></text:p>
      <text:p text:style-name="P2"><text:tab/>template&lt;class D&gt;</text:p>
      <text:p text:style-name="P2"><text:tab/>void Add();</text:p>
      <text:p text:style-name="P2"/>
      <text:p text:style-name="P2"><text:tab/>T* Create(IStream&amp; ); // T* this is share ptr</text:p>
      <text:p text:style-name="P2"/>
      <text:p text:style-name="P2"/>
      <text:p text:style-name="P2">private:</text:p>
      <text:p text:style-name="P2"><text:tab/>Factory&lt;std::String, T&gt; f;</text:p>
      <text:p text:style-name="P2"/>
      <text:p text:style-name="P2"><text:tab/>template&lt;class D&gt;</text:p>
      <text:p text:style-name="P2"><text:tab/>T* CreateIMP( <text:tab/>);</text:p>
      <text:p text:style-name="P2">}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###### <text:s/>the user ###</text:p>
      <text:p text:style-name="P3">// opens a file</text:p>
      <text:p text:style-name="P3"/>
      <text:p text:style-name="P3">is = open file;</text:p>
      <text:p text:style-name="P3"/>
      <text:p text:style-name="P3">while(!eof)</text:p>
      <text:p text:style-name="P3">{</text:p>
      <text:p text:style-name="P3"><text:tab/>s.Create(is);</text:p>
      <text:p text:style-name="P3">}</text:p>
      <text:p text:style-name="P3"/>
      <text:p text:style-name="P3"/>
      <text:p text:style-name="P4">we will need a 3<text:span text:style-name="T2">rd</text:span> template parameter containg the string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Factory Review</text:p>
      <text:p text:style-name="P5"/>
      <text:p text:style-name="P5"/>
      <text:p text:style-name="P5">template&lt;typename K, typename T, typename STREAM&gt;</text:p>
      <text:p text:style-name="P5">class Factory : <text:span text:style-name="T4">private boost::noncopyable</text:span></text:p>
      <text:p text:style-name="P5">{</text:p>
      <text:p text:style-name="P5">public:</text:p>
      <text:p text:style-name="P5"><text:tab/>typedef boost::shared_ptr&lt;T&gt; (*func_ptr)(STREAM&amp;);</text:p>
      <text:p text:style-name="P5"/>
      <text:p text:style-name="P5"><text:tab/>boost::shared_ptr&lt;T&gt; Create(const K&amp; key, STREAM&amp; is_);</text:p>
      <text:p text:style-name="P5"><text:tab/>void Add (const K&amp; key, func_ptr fp);</text:p>
      <text:p text:style-name="P5">private:</text:p>
      <text:p text:style-name="P5"><text:tab/>std::map&lt;K, func_ptr&gt; m_map;</text:p>
      <text:p text:style-name="P5">};</text:p>
      <text:p text:style-name="P5"/>
      <text:p text:style-name="P5">template&lt;typename K, typename T, typename STREAM&gt;</text:p>
      <text:p text:style-name="P5">boost::shared_ptr&lt;T&gt; Factory&lt;K, T, STREAM&gt;::Create(const K&amp; key, STREAM&amp; is_)</text:p>
      <text:p text:style-name="P5">{</text:p>
      <text:p text:style-name="P5"><text:tab/>// boost::shared_ptr&lt;T&gt; empty_ret;</text:p>
      <text:p text:style-name="P5"><text:tab/>if(m_map([key])</text:p>
      <text:p text:style-name="P5"><text:tab/>{</text:p>
      <text:p text:style-name="P5"><text:tab/><text:tab/><text:span text:style-name="T5">return(m_map[key](is_));</text:span></text:p>
      <text:p text:style-name="P5"><text:tab/>}</text:p>
      <text:p text:style-name="P5"><text:tab/><text:span text:style-name="T5">return(boost::shared_ptr&lt;T&gt;()); // temporary to return (by value) </text:span></text:p>
      <text:p text:style-name="P5">}</text:p>
      <text:p text:style-name="P5"/>
      <text:p text:style-name="P6">template&lt;typename K, typename T, typename STREAM&gt;</text:p>
      <text:p text:style-name="P6">void Factory&lt;K, T, STREAM&gt;::Add(const K&amp; key, func_ptr fp)</text:p>
      <text:p text:style-name="P6">{</text:p>
      <text:p text:style-name="P6"><text:tab/>m_map[key] = fp;</text:p>
      <text:p text:style-name="P6">}</text:p>
      <text:p text:style-name="P6"/>
      <text:p text:style-name="P6">template&lt;typename K, typename T ,typenameSTREAM&gt;</text:p>
      <text:p text:style-name="P6">boost::shared_ptr&lt;T&gt; Factory&lt;K, T, STREAM&gt;</text:p>
      <text:p text:style-name="P6">{</text:p>
      <text:p text:style-name="P6"><text:tab/>empty_ret;</text:p>
      <text:p text:style-name="P6"><text:tab/>if(m_map</text:p>
      <text:p text:style-name="P6">}</text:p>
      <text:p text:style-name="P6"/>
      <text:p text:style-name="P6"/>
      <text:p text:style-name="P6">#endif // FACTORY_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4:27:12.374821917</meta:creation-date>
    <dc:date>2016-05-15T13:12:32.274073306</dc:date>
    <meta:editing-duration>PT5H26M16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3" meta:paragraph-count="66" meta:word-count="233" meta:character-count="1635" meta:non-whitespace-character-count="1438"/>
  </office:meta>
</office:document-meta>
</file>